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Courier New" fo:font-size="11pt" style:font-size-asian="10.5pt"/>
    </style:style>
    <style:style style:name="P12" style:family="paragraph" style:parent-style-name="Text_20_body">
      <style:text-properties officeooo:paragraph-rsid="000212f8" fo:background-color="#ff0000"/>
    </style:style>
    <style:style style:name="P13" style:family="paragraph" style:parent-style-name="Text_20_body">
      <style:text-properties officeooo:paragraph-rsid="000212f8" fo:background-color="#00ffff"/>
    </style:style>
    <style:style style:name="P14"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5"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6" style:family="paragraph" style:parent-style-name="Horizontal_20_Line">
      <style:paragraph-properties fo:background-color="#e6e6ff">
        <style:background-image/>
      </style:paragraph-properties>
      <style:text-properties style:font-name="Arial"/>
    </style:style>
    <style:style style:name="P17" style:family="paragraph" style:parent-style-name="Title">
      <style:paragraph-properties fo:margin-top="0cm" fo:margin-bottom="0.203cm" style:contextual-spacing="false" fo:background-color="#ffffe6">
        <style:background-image/>
      </style:paragraph-properties>
      <style:text-properties style:font-name="Arial"/>
    </style:style>
    <style:style style:name="P18" style:family="paragraph" style:parent-style-name="Text_20_body">
      <style:paragraph-properties fo:background-color="#ffff99">
        <style:background-image/>
      </style:paragraph-properties>
      <style:text-properties style:font-name="Arial"/>
    </style:style>
    <style:style style:name="P19"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20" style:family="paragraph" style:parent-style-name="Text_20_body">
      <style:paragraph-properties fo:margin-top="0cm" fo:margin-bottom="0.199cm" style:contextual-spacing="false"/>
      <style:text-properties style:font-name="Arial"/>
    </style:style>
    <style:style style:name="P21" style:family="paragraph" style:parent-style-name="Heading_20_3">
      <style:text-properties style:font-name="Arial"/>
    </style:style>
    <style:style style:name="P22" style:family="paragraph" style:parent-style-name="Heading_20_3">
      <style:paragraph-properties fo:text-align="center" style:justify-single-word="false"/>
      <style:text-properties style:font-name="Arial"/>
    </style:style>
    <style:style style:name="P23" style:family="paragraph" style:parent-style-name="Heading_20_3">
      <style:paragraph-properties fo:background-color="transparent">
        <style:background-image/>
      </style:paragraph-properties>
      <style:text-properties style:font-name="Arial"/>
    </style:style>
    <style:style style:name="P24" style:family="paragraph" style:parent-style-name="Heading_20_3">
      <style:paragraph-properties fo:background-color="#e6e6ff">
        <style:background-image/>
      </style:paragraph-properties>
      <style:text-properties style:font-name="Arial"/>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1">
      <style:text-properties style:font-name="Arial" fo:font-size="11pt" fo:background-color="transparent" style:font-size-asian="11pt" style:font-size-complex="11pt"/>
    </style:style>
    <style:style style:name="P28" style:family="paragraph" style:parent-style-name="Text_20_body" style:list-style-name="L11">
      <style:text-properties fo:background-color="transparent"/>
    </style:style>
    <style:style style:name="P29" style:family="paragraph" style:parent-style-name="Text_20_body" style:list-style-name="L12">
      <style:paragraph-properties fo:background-color="#ffff99">
        <style:background-image/>
      </style:paragraph-properties>
      <style:text-properties style:font-name="Arial"/>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size="11pt" officeooo:rsid="0000704d" style:font-size-asian="11pt" style:font-size-complex="11pt"/>
    </style:style>
    <style:style style:name="T5" style:family="text">
      <style:text-properties style:font-name="Arial" fo:font-size="11pt" officeooo:rsid="000212f8" style:font-size-asian="11pt" style:font-size-complex="11pt"/>
    </style:style>
    <style:style style:name="T6" style:family="text">
      <style:text-properties style:font-name="Arial" fo:font-size="11pt" officeooo:rsid="000310d6" style:font-size-asian="11pt" style:font-size-complex="11pt"/>
    </style:style>
    <style:style style:name="T7" style:family="text">
      <style:text-properties style:font-name="Arial" fo:font-size="11pt" officeooo:rsid="0000704d" fo:background-color="#ffff00" style:font-size-asian="11pt" style:font-size-complex="11pt"/>
    </style:style>
    <style:style style:name="T8" style:family="text">
      <style:text-properties style:font-name="Arial" fo:font-size="11pt" officeooo:rsid="000212f8" fo:background-color="transparent" style:font-size-asian="11pt" style:font-size-complex="11pt"/>
    </style:style>
    <style:style style:name="T9" style:family="text">
      <style:text-properties style:font-name="Arial" fo:font-size="11pt" officeooo:rsid="000310d6" fo:background-color="transparent" style:font-size-asian="11pt" style:font-size-complex="11pt"/>
    </style:style>
    <style:style style:name="T10" style:family="text">
      <style:text-properties style:font-name="Courier New"/>
    </style:style>
    <style:style style:name="T11" style:family="text">
      <style:text-properties style:font-name="Courier New" fo:font-size="11pt" style:font-size-asian="10.5pt"/>
    </style:style>
    <style:style style:name="T12" style:family="text">
      <style:text-properties fo:background-color="#ffff00"/>
    </style:style>
    <style:style style:name="T13" style:family="text">
      <style:text-properties fo:background-color="#b3b3b3"/>
    </style:style>
    <style:style style:name="T14" style:family="text">
      <style:text-properties fo:background-color="#00ffff"/>
    </style:style>
    <style:style style:name="T15" style:family="text">
      <style:text-properties fo:background-color="#ff0000"/>
    </style:style>
    <style:style style:name="T1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roken Devices" text:name="Title"/>
        <text:user-field-decl office:value-type="string" office:string-value="2013-XY-01" text:name="TaskID"/>
        <text:user-field-decl office:value-type="float" office:value="2012" text:name=""/>
      </text:user-field-decls>
      <text:p text:style-name="P17"><office:annotation><dc:creator>Ivo Blöchliger</dc:creator><dc:date>2014-03-02T08:01:40</dc:date><text:p text:style-name="P30"><text:span text:style-name="T16">To hide these comments, disable them in the menu:</text:span></text:p><text:p text:style-name="P30"><text:span text:style-name="T16">View → Comments</text:span></text:p></office:annotation><text:file-name text:display="name">2014-CA-01-EN Broken Devices</text:file-name> <text:user-field-get text:name="Title">Broken Devices</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0"><text:span text:style-name="T16">Age groups in biological age:</text:span></text:p><text:p text:style-name="P30"><text:span text:style-name="T16">0: 8-10 years</text:span></text:p><text:p text:style-name="P30"><text:span text:style-name="T16">I: 10-12 years</text:span></text:p><text:p text:style-name="P30"><text:span text:style-name="T16">II: 12-14 years</text:span></text:p><text:p text:style-name="P30"><text:span text:style-name="T16">III: 14-16 years</text:span></text:p><text:p text:style-name="P30"><text:span text:style-name="T16">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31" svg:width="2.271cm" svg:height="0.313cm" draw:control="control6"/></text:p>
          </table:table-cell>
          <table:table-cell table:style-name="Table2.A1" office:value-type="string">
            <text:p text:style-name="P2"><draw:control text:anchor-type="as-char" svg:y="0.051cm" draw:z-index="0" draw:style-name="gr1" draw:text-style-name="P31" svg:width="2.271cm" svg:height="0.313cm" draw:control="control1"/></text:p>
          </table:table-cell>
          <table:table-cell table:style-name="Table2.A1" office:value-type="string">
            <text:p text:style-name="P2"><draw:control text:anchor-type="as-char" svg:y="-0.014cm" draw:z-index="1" draw:style-name="gr1" draw:text-style-name="P31" svg:width="2.271cm" svg:height="0.313cm" draw:control="control2"/></text:p>
          </table:table-cell>
          <table:table-cell table:style-name="Table2.A1" office:value-type="string">
            <text:p text:style-name="P2"><draw:control text:anchor-type="as-char" svg:y="-0.009cm" draw:z-index="2" draw:style-name="gr1" draw:text-style-name="P31" svg:width="2.271cm" svg:height="0.313cm" draw:control="control3"/></text:p>
          </table:table-cell>
          <table:table-cell table:style-name="Table2.A1" office:value-type="string">
            <text:p text:style-name="P2"><draw:control text:anchor-type="as-char" svg:y="0.004cm" draw:z-index="3" draw:style-name="gr1" draw:text-style-name="P31" svg:width="2.271cm" svg:height="0.313cm" draw:control="control4"/></text:p>
          </table:table-cell>
          <table:table-cell table:style-name="Table2.F1" office:value-type="string">
            <text:p text:style-name="P2"><draw:control text:anchor-type="as-char" svg:y="0.025cm" draw:z-index="4" draw:style-name="gr1" draw:text-style-name="P31"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3" text:outline-level="3">Body</text:h>
      </text:section>
      <text:p text:style-name="P14"/>
      <text:p text:style-name="P9">Ken wants a device to calculate the height of the second tallest tree among four trees with distinct heights. He shops online and finds three different devices that each claim to solve this problem.</text:p>
      <text:p text:style-name="P9"/>
      <text:p text:style-name="Text_20_body"><text:span text:style-name="T2">Each of the devices use </text:span><text:span text:style-name="T10">max(x,y)</text:span><text:span text:style-name="T2"> which gives the larger of integers </text:span><text:span text:style-name="T11">x</text:span><text:span text:style-name="T2"> and </text:span><text:span text:style-name="T11">y</text:span><text:span text:style-name="T2"> and </text:span><text:span text:style-name="T11">min(x,y)</text:span><text:span text:style-name="T2"> which gives the smaller of integers </text:span><text:span text:style-name="T11">x</text:span><text:span text:style-name="T2"> and </text:span><text:span text:style-name="T11">y</text:span><text:span text:style-name="T2">. </text:span></text:p>
      <text:p text:style-name="P11"/>
      <text:p text:style-name="P9">Specifically, if (a,b,c,d) is a list of the heights of the trees, then </text:p>
      <text:p text:style-name="P9"/>
      <text:list xml:id="list3714236487109120526" text:style-name="L10">
        <text:list-item>
          <text:p text:style-name="P25"><text:span text:style-name="T2">Device 1 produces</text:span> <text:span text:style-name="T11">max(min(a,b),max(c,d))</text:span><text:span text:style-name="T2">, </text:span></text:p>
        </text:list-item>
        <text:list-item>
          <text:p text:style-name="P25"><text:span text:style-name="T2">Device 2 produces </text:span><text:span text:style-name="T11">max(max(a,b),min(c,d))</text:span><text:span text:style-name="T2">, and</text:span> </text:p>
        </text:list-item>
        <text:list-item>
          <text:p text:style-name="P25"><text:span text:style-name="T2">Device 3 produces </text:span><text:span text:style-name="T11">max(min(a,b),min(c,d))</text:span><text:span text:style-name="T2">. </text:span></text:p>
        </text:list-item>
      </text:list>
      <text:p text:style-name="P9"/>
      <text:p text:style-name="P9">The devices are so cheap that none of them work! That is, none of the devices correctly give the second largest value in the list (a,b,c,d). To get his money back, Ken proves this. He tries each device three times with different values for (a,b,c,d). </text:p>
      <text:section text:style-name="Sect1" text:name="Question" text:protected="true">
        <text:h text:style-name="P21" text:outline-level="3"/>
        <text:h text:style-name="P21" text:outline-level="3">Question</text:h>
        <text:p text:style-name="P10"/>
      </text:section>
      <text:p text:style-name="P20">Which of the following values did he try ?</text:p>
      <text:list xml:id="list2840144166086734852" text:style-name="L11">
        <text:list-item>
          <text:p text:style-name="P27">(1, 2, 4, 3), (2, 3, 4, 1), (2, 1, 3, 4) </text:p>
        </text:list-item>
        <text:list-item>
          <text:p text:style-name="P27">(1, 2, 4, 3), (1, 4, 2, 3), (2, 1, 3, 4)</text:p>
        </text:list-item>
        <text:list-item>
          <text:p text:style-name="P27">(1, 2, 4, 3), (3, 4, 1, 2), (4, 3, 1, 2)</text:p>
        </text:list-item>
        <text:list-item>
          <text:p text:style-name="P28"><text:span text:style-name="T3">(1, 4, 2, 3), (3, 4, 1, 2), (4, 3, 1, 2)</text:span></text:p>
        </text:list-item>
      </text:list>
      <text:section text:style-name="Sect1" text:name="Answer" text:protected="true">
        <text:h text:style-name="P21" text:outline-level="3"/>
        <text:h text:style-name="P21" text:outline-level="3">Answer</text:h>
        <text:p text:style-name="P10"/>
      </text:section>
      <text:list xml:id="list40389791" text:continue-numbering="true" text:style-name="L11">
        <text:list-header>
          <text:p text:style-name="P26">B</text:p>
        </text:list-header>
      </text:list>
      <text:section text:style-name="Sect2" text:name="Explanation" text:protected="true">
        <text:p text:style-name="P16"><office:annotation><dc:creator>Ivo Blöchliger</dc:creator><dc:date>2013-01-04T16:50:39</dc:date><text:p text:style-name="P30"><text:span text:style-name="T16">This must all fit on the first page. If it does not, your <text:s/>task is too long.</text:span></text:p></office:annotation></text:p>
        <text:h text:style-name="P24" text:outline-level="3">Explanation</text:h>
        <text:p text:style-name="P15"/>
      </text:section>
      <text:p text:style-name="P18">The devices should produce 3 for all the values given in the answers. Device 1 fails for (1,2,4,3) and (2,1,3,4) because it produces 4 in both cases. Device 2 fails for (1,4,2,3) because it produces 4. Device 3 fails for (1,4,2,3) because it produces 2.</text:p>
      <text:section text:style-name="Sect2" text:name="It's informatics" text:protected="true">
        <text:h text:style-name="P24" text:outline-level="3"/>
        <text:h text:style-name="P24" text:outline-level="3">It's informatics</text:h>
        <text:p text:style-name="P15"/>
      </text:section>
      <text:p text:style-name="P18">Software is critical in today's world. Computer programs are used to deliver medicine, move millions of dollars between accounts and control weather monitoring systems. Especially in examples like this, a failure or “bug” in the program can have catastrophic consequences. Therefore it is very important that programs be tested in a careful and systematic way. When testing a program, we should act like a lawyer in a courtroom trying to prove that an alleged criminal is guilty. If we cannot prove that software is incorrect, then we can have a lot of confidence that it will run without errors.</text:p>
      <text:section text:style-name="Sect1" text:name="Keywords" text:protected="true">
        <text:h text:style-name="P24" text:outline-level="3"><text:soft-page-break/></text:h>
        <text:h text:style-name="P24" text:outline-level="3">Keywords</text:h>
        <text:p text:style-name="P15"/>
      </text:section>
      <text:p text:style-name="P18">testing, software bug</text:p>
      <text:section text:style-name="Sect1" text:name="Websites" text:protected="true">
        <text:h text:style-name="P24" text:outline-level="3"/>
        <text:h text:style-name="P24" text:outline-level="3">Websites</text:h>
        <text:p text:style-name="P15"/>
      </text:section>
      <text:p text:style-name="P18"><text:a xlink:type="simple" xlink:href="http://en.wikipedia.org/wiki/Software_testing">http://en.wikipedia.org/wiki/Software_testing</text:a></text:p>
      <text:p text:style-name="P18"><text:a xlink:type="simple" xlink:href="http://www.softwaretestingworldcup.com/">http://www.softwaretestingworldcup.com</text:a></text:p>
      <text:p text:style-name="P18"><text:a xlink:type="simple" xlink:href="http://listverse.com/2012/12/24/10-seriously-epic-computer-software-bugs/">http://listverse.com/2012/12/24/10-seriously-epic-computer-software-bugs/</text:a></text:p>
      <text:section text:style-name="Sect1" text:name="Wording" text:protected="true">
        <text:p text:style-name="P16"/>
        <text:h text:style-name="P22" text:outline-level="3">Internal Use</text:h>
        <text:h text:style-name="P21" text:outline-level="3">Wording</text:h>
        <text:p text:style-name="P10"/>
      </text:section>
      <text:p text:style-name="P19">device, max, min, value(s), proves</text:p>
      <text:section text:style-name="Sect1" text:name="Comments" text:protected="true">
        <text:h text:style-name="P21" text:outline-level="3"/>
        <text:h text:style-name="P21" text:outline-level="3">Comments</text:h>
        <text:p text:style-name="P10"/>
      </text:section>
      <text:p text:style-name="P18">J.P. Pretti, jpretti@uwaterloo.ca, (2014-04-28)</text:p>
      <text:list xml:id="list910076213375743630" text:style-name="L12">
        <text:list-item>
          <text:p text:style-name="P29">Device 2 correctly produces 3 for all the values in answer A.</text:p>
        </text:list-item>
        <text:list-item>
          <text:p text:style-name="P29">Device 3 correctly produces 3 for all the values in answer C.</text:p>
        </text:list-item>
        <text:list-item>
          <text:p text:style-name="P29">Device 1 correctly produces 3 for all the values in answer D.</text:p>
        </text:list-item>
        <text:list-item>
          <text:p text:style-name="P29">Could do with two sets of values per test.</text:p>
        </text:list-item>
      </text:list>
      <text:section text:style-name="Sect1" text:name="Graphics" text:protected="true">
        <text:h text:style-name="P21" text:outline-level="3"/>
        <text:h text:style-name="P21" text:outline-level="3">Graphics</text:h>
      </text:section>
      <text:p text:style-name="P10"/>
      <text:p text:style-name="P18">None.</text:p>
      <text:section text:style-name="Sect1" text:name="Files" text:protected="true">
        <text:h text:style-name="P21" text:outline-level="3"/>
        <text:h text:style-name="P21"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CA-01-EN Broken Devices.odt</text:file-name> (this file)</text:p>
        </text:section>
        <text:p text:style-name="P18"/>
      </text:section>
      <text:section text:style-name="Sect1" text:name="Authorship" text:protected="true">
        <text:h text:style-name="P21" text:outline-level="3"/>
        <text:h text:style-name="P21" text:outline-level="3">Authorship</text:h>
        <text:p text:style-name="P10"/>
      </text:section>
      <text:p text:style-name="P18">J.P. Pretti, <text:a xlink:type="simple" xlink:href="mailto:jpretti@uwaterloo.ca">jpretti@uwaterloo.ca</text:a>, Canada</text:p>
      <text:p text:style-name="P18">Troy Vasiga, <text:a xlink:type="simple" xlink:href="mailto:tmjvasiga@uwaterloo.ca">tmjvasiga@uwaterloo.ca</text:a>, Canada</text:p>
      <text:section text:style-name="Sect1" text:name="License" text:protected="true">
        <text:h text:style-name="P21" text:outline-level="3"/>
        <text:h text:style-name="P21"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Broken Devices" text:name="Title"/>
        </text:user-field-decls>
        <text:section text:style-name="MSect1" text:name="Footer" text:protected="true">
          <text:p text:style-name="MP1"><text:user-field-get text:name="Title">Broken Devices</text:user-field-get> <text:file-name text:display="name">2014-CA-01-EN Broken Devices</text:file-name>, Last saved <text:modification-date style:data-style-name="N36">05/29/2014</text:modification-date> at <text:modification-time style:data-style-name="N41">20:23:46</text:modification-time> by <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5-29T20:23:45.86</dc:date>
    <meta:editing-duration>PT9H37M17S</meta:editing-duration>
    <meta:editing-cycles>50</meta:editing-cycles>
    <meta:generator>LibreOffice/4.0.3.3$Windows_x86 LibreOffice_project/0eaa50a932c8f2199a615e1eb30f7ac74279539</meta:generator>
    <meta:document-statistic meta:table-count="2" meta:image-count="0" meta:object-count="0" meta:page-count="2" meta:paragraph-count="60" meta:word-count="504" meta:character-count="3128" meta:non-whitespace-character-count="2677"/>
  </office:meta>
</office:document-meta>
</file>